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49cm" style:rel-column-width="10609*"/>
    </style:style>
    <style:style style:name="Tabella4.B" style:family="table-column">
      <style:table-column-properties style:column-width="3.016cm" style:rel-column-width="7034*"/>
    </style:style>
    <style:style style:name="Tabella4.C" style:family="table-column">
      <style:table-column-properties style:column-width="6.934cm" style:rel-column-width="16171*"/>
    </style:style>
    <style:style style:name="Tabella4.D" style:family="table-column">
      <style:table-column-properties style:column-width="2.302cm" style:rel-column-width="5368*"/>
    </style:style>
    <style:style style:name="Tabella4.E" style:family="table-column">
      <style:table-column-properties style:column-width="2.394cm" style:rel-column-width="5582*"/>
    </style:style>
    <style:style style:name="Tabella4.F" style:family="table-column">
      <style:table-column-properties style:column-width="1.494cm" style:rel-column-width="3484*"/>
    </style:style>
    <style:style style:name="Tabella4.G" style:family="table-column">
      <style:table-column-properties style:column-width="1.508cm" style:rel-column-width="3517*"/>
    </style:style>
    <style:style style:name="Tabella4.H" style:family="table-column">
      <style:table-column-properties style:column-width="1.401cm" style:rel-column-width="3266*"/>
    </style:style>
    <style:style style:name="Tabella4.J" style:family="table-column">
      <style:table-column-properties style:column-width="1.482cm" style:rel-column-width="3455*"/>
    </style:style>
    <style:style style:name="Tabella4.K" style:family="table-column">
      <style:table-column-properties style:column-width="1.515cm" style:rel-column-width="3532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49cm" style:rel-column-width="10609*"/>
    </style:style>
    <style:style style:name="Tabella5.B" style:family="table-column">
      <style:table-column-properties style:column-width="1.829cm" style:rel-column-width="4266*"/>
    </style:style>
    <style:style style:name="Tabella5.C" style:family="table-column">
      <style:table-column-properties style:column-width="3.528cm" style:rel-column-width="8227*"/>
    </style:style>
    <style:style style:name="Tabella5.D" style:family="table-column">
      <style:table-column-properties style:column-width="1.704cm" style:rel-column-width="3974*"/>
    </style:style>
    <style:style style:name="Tabella5.E" style:family="table-column">
      <style:table-column-properties style:column-width="1.676cm" style:rel-column-width="3908*"/>
    </style:style>
    <style:style style:name="Tabella5.F" style:family="table-column">
      <style:table-column-properties style:column-width="1.207cm" style:rel-column-width="2813*"/>
    </style:style>
    <style:style style:name="Tabella5.G" style:family="table-column">
      <style:table-column-properties style:column-width="1.806cm" style:rel-column-width="4212*"/>
    </style:style>
    <style:style style:name="Tabella5.H" style:family="table-column">
      <style:table-column-properties style:column-width="3.41cm" style:rel-column-width="7952*"/>
    </style:style>
    <style:style style:name="Tabella5.I" style:family="table-column">
      <style:table-column-properties style:column-width="0.979cm" style:rel-column-width="2283*"/>
    </style:style>
    <style:style style:name="Tabella5.J" style:family="table-column">
      <style:table-column-properties style:column-width="1.508cm" style:rel-column-width="3517*"/>
    </style:style>
    <style:style style:name="Tabella5.K" style:family="table-column">
      <style:table-column-properties style:column-width="1.402cm" style:rel-column-width="3270*"/>
    </style:style>
    <style:style style:name="Tabella5.L" style:family="table-column">
      <style:table-column-properties style:column-width="1.588cm" style:rel-column-width="3702*"/>
    </style:style>
    <style:style style:name="Tabella5.N" style:family="table-column">
      <style:table-column-properties style:column-width="1.515cm" style:rel-column-width="3532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3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4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G"/>
        <table:table-column table:style-name="Tabella4.J"/>
        <table:table-column table:style-name="Tabella4.K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4.G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4.H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4.I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4.J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K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1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5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5"><draw:text-box><text:p text:style-name="P24"/></draw:text-box></draw:frame></text:span><text:span text:style-name="T15"><text:placeholder text:placeholder-type="text">&lt;/if&gt;</text:placeholder></text:span></text:p>
          </table:table-cell>
          <table:table-cell table:style-name="Tabella4.B6" office:value-type="string">
            <text:p text:style-name="P33"><text:placeholder text:placeholder-type="text">&lt;item.product_id.code&gt;</text:placeholder></text:p>
          </table:table-cell>
          <table:table-cell table:style-name="Tabella4.C6" office:value-type="string">
            <text:p text:style-name="P28"><text:span text:style-name="T12"><text:placeholder text:placeholder-type="text">&lt;item.name if item.use_text_description else item.product_id.name 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1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7"><text:placeholder text:placeholder-type="text">&lt;item.product_id.pipe_diameter_sale&gt;</text:placeholder></text:p>
          </table:table-cell>
          <table:table-cell table:style-name="Tabella4.G6" office:value-type="string">
            <text:p text:style-name="P27"><text:placeholder text:placeholder-type="text">&lt;item.product_id.weight_packaging&gt;</text:placeholder></text:p>
          </table:table-cell>
          <table:table-cell table:style-name="Tabella4.H6" office:value-type="string">
            <text:p text:style-name="P27"><text:placeholder text:placeholder-type="text">&lt;item.product_id.item_per_box&gt;</text:placeholder></text:p>
          </table:table-cell>
          <table:table-cell table:style-name="Tabella4.I6" office:value-type="string">
            <text:p text:style-name="P27"><text:placeholder text:placeholder-type="text">&lt;item.product_id.item_per_pallet&gt;</text:placeholder></text:p>
          </table:table-cell>
          <table:table-cell table:style-name="Tabella4.J6" office:value-type="string">
            <text:p text:style-name="P27"><text:placeholder text:placeholder-type="text">&lt;item.product_id.item_per_mq&gt;</text:placeholder></text:p>
          </table:table-cell>
          <table:table-cell table:style-name="Tabella4.K6" office:value-type="string">
            <text:p text:style-name="P2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1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1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K"/>
        <table:table-column table:style-name="Tabella5.N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4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5.J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5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5.L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5.M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N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4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8"><text:span text:style-name="T15"><text:placeholder text:placeholder-type="text">&lt;if test="item.insert_photo"&gt;</text:placeholder></text:span><text:span text:style-name="T2"><draw:frame draw:style-name="fr2" draw:name="image: asimage(item.product_id.default_photo or False)" text:anchor-type="as-char" style:rel-width="scale" svg:height="1.998cm" style:rel-height="95%" draw:z-index="3"><draw:text-box fo:min-width="1.99cm"><text:p text:style-name="P24"/></draw:text-box></draw:frame></text:span><text:span text:style-name="T15"><text:placeholder text:placeholder-type="text">&lt;/if&gt;</text:placeholder></text:span></text:p>
          </table:table-cell>
          <table:table-cell table:style-name="Tabella5.B6" office:value-type="string">
            <text:p text:style-name="P33"><text:placeholder text:placeholder-type="text">&lt;item.product_id.code&gt;</text:placeholder></text:p>
          </table:table-cell>
          <table:table-cell table:style-name="Tabella5.C6" office:value-type="string">
            <text:p text:style-name="P28"><text:span text:style-name="T12"><text:placeholder text:placeholder-type="text">&lt;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6"><text:placeholder text:placeholder-type="text">&lt;item.multi_discount_rates&gt;</text:placeholder></text:p>
          </table:table-cell>
          <table:table-cell table:style-name="Tabella5.G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2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7"><text:placeholder text:placeholder-type="text">&lt;item.product_id.pipe_diameter_sale&gt;</text:placeholder></text:p>
          </table:table-cell>
          <table:table-cell table:style-name="Tabella5.J6" office:value-type="string">
            <text:p text:style-name="P27"><text:placeholder text:placeholder-type="text">&lt;item.product_id.weight_packaging&gt;</text:placeholder></text:p>
          </table:table-cell>
          <table:table-cell table:style-name="Tabella5.K6" office:value-type="string">
            <text:p text:style-name="P27"><text:placeholder text:placeholder-type="text">&lt;item.product_id.item_per_box&gt;</text:placeholder></text:p>
          </table:table-cell>
          <table:table-cell table:style-name="Tabella5.L6" office:value-type="string">
            <text:p text:style-name="P27"><text:placeholder text:placeholder-type="text">&lt;item.product_id.item_per_pallet&gt;</text:placeholder></text:p>
          </table:table-cell>
          <table:table-cell table:style-name="Tabella5.M6" office:value-type="string">
            <text:p text:style-name="P27"><text:placeholder text:placeholder-type="text">&lt;item.product_id.item_per_mq&gt;</text:placeholder></text:p>
          </table:table-cell>
          <table:table-cell table:style-name="Tabella5.N6" office:value-type="string">
            <text:p text:style-name="P27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4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2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2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<text:placeholder text:placeholder-type="text">&lt;(' - Cod. Mecc. %s' % company.header_mecc) if company.header_mecc else ''&gt;</text:placeholder></text:span><text:span text:style-name="MT7"><text:placeholder text:placeholder-type="text">&lt;(' - AEE n. %s' % company.header_aee) if company.header_aee else ''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0M44S</meta:editing-duration>
    <meta:editing-cycles>276</meta:editing-cycles>
    <meta:generator>LibreOffice/4.3.3.2$Linux_X86_64 LibreOffice_project/430m0$Build-2</meta:generator>
    <meta:initial-creator>Nicola Riolini</meta:initial-creator>
    <dc:date>2023-04-13T10:34:23.554610926</dc:date>
    <dc:creator>thebrush </dc:creator>
    <meta:document-statistic meta:table-count="7" meta:image-count="1" meta:object-count="0" meta:page-count="4" meta:paragraph-count="105" meta:word-count="413" meta:character-count="2603" meta:non-whitespace-character-count="2428"/>
    <meta:user-defined meta:name="Info 1"/>
    <meta:user-defined meta:name="Info 2"/>
    <meta:user-defined meta:name="Info 3"/>
    <meta:user-defined meta:name="Info 4"/>
  </office:meta>
</office:document-meta>
</file>